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9000047F00000594FFD66222A.svm"/>
  <manifest:file-entry manifest:media-type="" manifest:full-path="Pictures/2000013A000047F0000027B32AF64DE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02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Standard" style:list-style-name=""/>
    <style:style style:name="P4" style:family="paragraph" style:parent-style-name="Text_20_body" style:list-style-name="">
      <style:paragraph-properties fo:break-before="page"/>
    </style:style>
    <style:style style:name="P5" style:family="paragraph" style:parent-style-name="Heading_20_1" style:list-style-nam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spread</text:p>
      <text:p text:style-name="Title">Developer documentation</text:p>
      <text:p text:style-name="Subtitle">v 0.1.3 <text:s/>2011</text:p>
      <text:p text:style-name="Subtitle">by Martin Manns</text:p>
      <text:p text:style-name="Standard"/>
      <text:p text:style-name="Standard"/>
      <text:h text:style-name="P4"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 Intended audience<text:tab/>3</text:p>
          <text:p text:style-name="P8">2 The pyspread code<text:tab/>3</text:p>
          <text:p text:style-name="P8">3 User actions<text:tab/>5</text:p>
          <text:p text:style-name="P9">3.1 Create a new file<text:tab/>5</text:p>
          <text:p text:style-name="P9">3.2 Open a file<text:tab/>5</text:p>
          <text:p text:style-name="P9">3.3 Save file<text:tab/>7</text:p>
          <text:p text:style-name="P9">3.4 Save file to a new filename<text:tab/>7</text:p>
          <text:p text:style-name="P9">3.5 Import data<text:tab/>7</text:p>
          <text:p text:style-name="P9">3.6 Export data<text:tab/>7</text:p>
          <text:p text:style-name="P9">3.7 Approve file<text:tab/>7</text:p>
          <text:p text:style-name="P9">3.8 Setup printer page<text:tab/>7</text:p>
          <text:p text:style-name="P9">3.9 Print grid<text:tab/>8</text:p>
          <text:p text:style-name="P9">3.10 Quit pyspread<text:tab/>8</text:p>
        </text:index-body>
      </text:table-of-content>
      <text:h text:style-name="P3" text:outline-level="1"/>
      <text:h text:style-name="P5" text:outline-level="1"/>
      <text:h text:style-name="P7" text:outline-level="1">Intended audience</text:h>
      <text:p text:style-name="Standard"/>
      <text:p text:style-name="Standard">This document is for people who would like to understand the code base of the software pyspread. This includes code contributors, testers as well as people who want to include parts of the program into their own GPL application.</text:p>
      <text:p text:style-name="Standard"/>
      <text:p text:style-name="Standard">This is not the user documentation.</text:p>
      <text:h text:style-name="Heading_20_1" text:outline-level="1" text:is-list-header="true"/>
      <text:h text:style-name="Heading_20_1" text:outline-level="1">The pyspread code</text:h>
      <text:p text:style-name="Standard">Pyspread has been almost completely rewritten from version 0.1.2 to 0.1.3. This document refers to v. 0.1.3.</text:p>
      <text:p text:style-name="Standard"/>
      <text:p text:style-name="Standard">Pyspread is written in the Python programming language.</text:p>
      <text:p text:style-name="Standard"/>
      <text:p text:style-name="Standard">The code is organized in the src folder. There are the following sub-folders:</text:p>
      <table:table table:name="Table1" table:style-name="Table1">
        <table:table-column table:style-name="Table1.A"/>
        <table:table-column table:style-name="Table1.B"/>
        <table:table-row>
          <table:table-cell table:style-name="Table1.A1" office:value-type="string">
            <text:p text:style-name="Table_20_Contents">actions</text:p>
          </table:table-cell>
          <table:table-cell table:style-name="Table1.B1" office:value-type="string">
            <text:p text:style-name="Table_20_Contents">Actions that change the model</text:p>
          </table:table-cell>
        </table:table-row>
        <table:table-row>
          <table:table-cell table:style-name="Table1.A2" office:value-type="string">
            <text:p text:style-name="Table_20_Contents">gui</text:p>
          </table:table-cell>
          <table:table-cell table:style-name="Table1.B2" office:value-type="string">
            <text:p text:style-name="Table_20_Contents">GUI elements including events</text:p>
          </table:table-cell>
        </table:table-row>
        <table:table-row>
          <table:table-cell table:style-name="Table1.A2" office:value-type="string">
            <text:p text:style-name="Table_20_Contents">model</text:p>
          </table:table-cell>
          <table:table-cell table:style-name="Table1.B2" office:value-type="string">
            <text:p text:style-name="Table_20_Contents">Core data structure</text:p>
          </table:table-cell>
        </table:table-row>
        <table:table-row>
          <table:table-cell table:style-name="Table1.A2" office:value-type="string">
            <text:p text:style-name="Table_20_Contents">lib</text:p>
          </table:table-cell>
          <table:table-cell table:style-name="Table1.B2" office:value-type="string">
            <text:p text:style-name="Table_20_Contents">Generically usable libraries</text:p>
          </table:table-cell>
        </table:table-row>
      </table:table>
      <text:p text:style-name="Standard"/>
      <text:p text:style-name="Standard">Figure 1 displays class instance dependencies of the different layers.</text:p>
      <text:p text:style-name="Standard"><draw:frame draw:style-name="fr1" draw:name="Frame1" text:anchor-type="paragraph" svg:width="6.9252in" draw:z-index="2"><draw:text-box fo:min-height="6.6661in"><text:p text:style-name="Figure"><draw:frame draw:style-name="fr3" draw:name="graphics1" text:anchor-type="paragraph" svg:x="0.0016in" svg:y="0.0008in" svg:width="6.9252in" style:rel-width="100%" svg:height="6.6661in" style:rel-height="scale" draw:z-index="3"><draw:image xlink:href="../figures/Class%20diagram.png" xlink:type="simple" xlink:show="embed" xlink:actuate="onLoad"/></draw:frame></text:p><text:p text:style-name="Figure">Figure <text:sequence text:ref-name="refFigure0" text:name="Figure" text:formula="ooow:Figure+1" style:num-format="1">1</text:sequence>: Dependencies and layers of pyspread.</text:p></draw:text-box></draw:frame><text:soft-page-break/></text:p>
      <text:h text:style-name="P5" text:outline-level="1"/>
      <text:h text:style-name="P7" text:outline-level="1">User actions</text:h>
      <text:h text:style-name="Heading_20_2" text:outline-level="2">Create a new file<text:bookmark-start text:name="__DdeLink__78_717403042"/><text:bookmark-end text:name="__DdeLink__78_717403042"/></text:h>
      <text:h text:style-name="Heading_20_3" text:outline-level="3">Access</text:h>
      <text:p text:style-name="Text_20_body">Main menu: File → New</text:p>
      <text:p text:style-name="Text_20_body">Main toolbar: New</text:p>
      <text:h text:style-name="Heading_20_3" text:outline-level="3">Workflow</text:h>
      <text:p text:style-name="Text_20_body"><draw:frame draw:style-name="fr2" draw:name="graphics2" text:anchor-type="as-char" svg:width="4.6693in" svg:height="2.5772in" draw:z-index="0"><draw:image xlink:href="Pictures/2000013A000047F0000027B32AF64DED.svm" xlink:type="simple" xlink:show="embed" xlink:actuate="onLoad"/></draw:frame></text:p>
      <text:h text:style-name="Heading_20_3" text:outline-level="3">Tests</text:h>
      <text:p text:style-name="Text_20_body">action.new: </text:p>
      <text:p text:style-name="Text_20_body">Document modified → save command event is posted</text:p>
      <text:p text:style-name="Text_20_body">Document unmodified, grid size = (1, 1, 1) → new grid size is correct</text:p>
      <text:p text:style-name="Text_20_body">Document unmodified, grid size = (10, 15, 19) → new grid size is correct</text:p>
      <text:p text:style-name="Text_20_body">Document unmodified, grid size = (100000, 15000, 19) → new grid size is correct</text:p>
      <text:p text:style-name="Text_20_body">Document unmodified, grid size = (0, 0, 0) → Error is thrown</text:p>
      <text:p text:style-name="Text_20_body">Document unmodified, grid size = (1, 1) → Error is thrown</text:p>
      <text:h text:style-name="Heading_20_2" text:outline-level="2">Open a file</text:h>
      <text:h text:style-name="Heading_20_3" text:outline-level="3">Access</text:h>
      <text:p text:style-name="Text_20_body">Main menu: File → Open</text:p>
      <text:p text:style-name="Text_20_body">Main toolbar: Open</text:p>
      <text:h text:style-name="Heading_20_3" text:outline-level="3"><text:soft-page-break/>Workflow</text:h>
      <text:p text:style-name="Text_20_body"><draw:frame draw:style-name="fr2" draw:name="graphics3" text:anchor-type="as-char" svg:width="4.5827in" svg:height="5.689in" draw:z-index="1"><draw:image xlink:href="Pictures/20000249000047F00000594FFD66222A.svm" xlink:type="simple" xlink:show="embed" xlink:actuate="onLoad"/></draw:frame></text:p>
      <text:h text:style-name="Heading_20_3" text:outline-level="3">Tests</text:h>
      <text:p text:style-name="Text_20_body">Document modified → save command event is posted</text:p>
      <text:p text:style-name="Text_20_body">Document unmodified:</text:p>
      <text:p text:style-name="P1">File not present → Tell user and abort</text:p>
      <text:p text:style-name="P1">Empty file → Tell user and abort</text:p>
      <text:p text:style-name="P1">File signature missing → Enter safe mode</text:p>
      <text:p text:style-name="P1">File signature wrong → Enter safe mode</text:p>
      <text:p text:style-name="P1">File signature correct → File loaded correctly: <text:line-break/><text:tab/><text:tab/><text:tab/><text:tab/>(Ensure cell content, row&amp;col size and cell attributes)</text:p>
      <text:p text:style-name="P2"/>
      <text:h text:style-name="Heading_20_2" text:outline-level="2"><text:soft-page-break/>Save file</text:h>
      <text:h text:style-name="Heading_20_3" text:outline-level="3">Access</text:h>
      <text:h text:style-name="Heading_20_3" text:outline-level="3">Workflow</text:h>
      <text:h text:style-name="Heading_20_3" text:outline-level="3">Tests</text:h>
      <text:h text:style-name="Heading_20_2" text:outline-level="2">Save file to a new filename</text:h>
      <text:h text:style-name="Heading_20_3" text:outline-level="3">Access</text:h>
      <text:h text:style-name="Heading_20_3" text:outline-level="3">Workflow</text:h>
      <text:h text:style-name="Heading_20_3" text:outline-level="3">Tests</text:h>
      <text:h text:style-name="Heading_20_2" text:outline-level="2">Import data</text:h>
      <text:h text:style-name="Heading_20_3" text:outline-level="3">Access</text:h>
      <text:h text:style-name="Heading_20_3" text:outline-level="3">Workflow</text:h>
      <text:h text:style-name="Heading_20_3" text:outline-level="3">Tests</text:h>
      <text:h text:style-name="Heading_20_2" text:outline-level="2">Export data</text:h>
      <text:h text:style-name="Heading_20_3" text:outline-level="3">Access</text:h>
      <text:h text:style-name="Heading_20_3" text:outline-level="3">Workflow</text:h>
      <text:h text:style-name="Heading_20_3" text:outline-level="3">Tests</text:h>
      <text:h text:style-name="Heading_20_2" text:outline-level="2">Approve file</text:h>
      <text:h text:style-name="Heading_20_3" text:outline-level="3">Access</text:h>
      <text:h text:style-name="Heading_20_3" text:outline-level="3">Workflow</text:h>
      <text:h text:style-name="Heading_20_3" text:outline-level="3">Tests</text:h>
      <text:h text:style-name="Heading_20_2" text:outline-level="2">Setup printer page</text:h>
      <text:h text:style-name="Heading_20_3" text:outline-level="3"><text:soft-page-break/>Access</text:h>
      <text:h text:style-name="Heading_20_3" text:outline-level="3">Workflow</text:h>
      <text:h text:style-name="Heading_20_3" text:outline-level="3">Tests</text:h>
      <text:h text:style-name="Heading_20_2" text:outline-level="2">Print grid</text:h>
      <text:h text:style-name="Heading_20_3" text:outline-level="3">Access</text:h>
      <text:h text:style-name="Heading_20_3" text:outline-level="3">Workflow</text:h>
      <text:h text:style-name="Heading_20_3" text:outline-level="3">Tests</text:h>
      <text:h text:style-name="Heading_20_2" text:outline-level="2">Quit pyspread</text:h>
      <text:h text:style-name="Heading_20_3" text:outline-level="3">Access</text:h>
      <text:h text:style-name="Heading_20_3" text:outline-level="3">Workflow</text:h>
      <text:h text:style-name="Heading_20_3" text:outline-level="3">Tes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7T22:13:29</meta:creation-date>
    <dc:date>2011-09-13T20:46:13</dc:date>
    <meta:editing-duration>PT55M35S</meta:editing-duration>
    <meta:editing-cycles>26</meta:editing-cycles>
    <meta:generator>LibreOffice/3.3$Linux LibreOffice_project/330m19$Build-301</meta:generator>
    <meta:document-statistic meta:table-count="1" meta:image-count="3" meta:object-count="0" meta:page-count="8" meta:paragraph-count="96" meta:word-count="414" meta:character-count="2286"/>
  </office:meta>
</office:document-meta>
</file>